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P6" style:parent-style-name="Normal" style:list-style-name="LFO1" style:family="paragraph"/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T12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P15" style:parent-style-name="Normal" style:list-style-name="LFO2" style:family="paragraph"/>
    <style:style style:name="P16" style:parent-style-name="Normal" style:list-style-name="LFO2" style:family="paragraph"/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ableColumn28" style:family="table-column">
      <style:table-column-properties style:column-width="1.5881in"/>
    </style:style>
    <style:style style:name="TableColumn29" style:family="table-column">
      <style:table-column-properties style:column-width="3.352in"/>
    </style:style>
    <style:style style:name="Table27" style:family="table">
      <style:table-properties style:width="4.9402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2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Normal" style:list-style-name="LFO3" style:family="paragraph"/>
    <style:style style:name="P65" style:parent-style-name="Normal" style:list-style-name="LFO3" style:family="paragraph"/>
    <style:style style:name="P66" style:parent-style-name="Normal" style:list-style-name="LFO3" style:family="paragraph"/>
    <style:style style:name="P67" style:parent-style-name="Normal" style:list-style-name="LFO3" style:family="paragraph">
      <style:text-properties fo:language="en" fo:country="IE"/>
    </style:style>
    <style:style style:name="P68" style:parent-style-name="Normal" style:list-style-name="LFO3" style:family="paragraph"/>
    <style:style style:name="T69" style:parent-style-name="Fuentedepárrafopredeter." style:family="text">
      <style:text-properties fo:language="en" fo:country="IE"/>
    </style:style>
    <style:style style:name="P70" style:parent-style-name="Normal" style:list-style-name="LFO3" style:family="paragraph"/>
    <style:style style:name="P71" style:parent-style-name="Normal" style:list-style-name="LFO3" style:family="paragraph"/>
    <style:style style:name="P72" style:parent-style-name="Normal" style:list-style-name="LFO3" style:family="paragraph"/>
    <style:style style:name="P73" style:parent-style-name="Normal" style:list-style-name="LFO3" style:family="paragraph"/>
    <style:style style:name="P74" style:parent-style-name="Normal" style:list-style-name="LFO3" style:family="paragraph"/>
    <style:style style:name="P75" style:parent-style-name="Normal" style:list-style-name="LFO3" style:family="paragraph"/>
    <style:style style:name="P76" style:parent-style-name="Normal" style:list-style-name="LFO3" style:family="paragraph"/>
    <style:style style:name="P77" style:parent-style-name="Normal" style:list-style-name="LFO3" style:family="paragraph"/>
    <style:style style:name="P78" style:parent-style-name="Normal" style:list-style-name="LFO3" style:family="paragraph"/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T82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T84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85" style:parent-style-name="Fuentedepárrafopredeter." style:family="text">
      <style:text-properties fo:font-weight="bold" style:font-weight-asian="bold" style:font-weight-complex="bold"/>
    </style:style>
    <style:style style:name="T86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87" style:parent-style-name="Fuentedepárrafopredeter." style:family="text">
      <style:text-properties fo:font-weight="bold" style:font-weight-asian="bold" style:font-weight-complex="bold"/>
    </style:style>
    <style:style style:name="T88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T90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91" style:parent-style-name="Fuentedepárrafopredeter." style:family="text">
      <style:text-properties fo:font-weight="bold" style:font-weight-asian="bold" style:font-weight-complex="bold"/>
    </style:style>
    <style:style style:name="T92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T94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T96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97" style:parent-style-name="Fuentedepárrafopredeter." style:family="text">
      <style:text-properties fo:font-weight="bold" style:font-weight-asian="bold" style:font-weight-complex="bold"/>
    </style:style>
    <style:style style:name="P98" style:parent-style-name="Normal" style:list-style-name="LFO4" style:family="paragraph"/>
    <style:style style:name="P99" style:parent-style-name="Normal" style:list-style-name="LFO4" style:family="paragraph"/>
    <style:style style:name="P100" style:parent-style-name="Normal" style:list-style-name="LFO4" style:family="paragraph"/>
    <style:style style:name="P101" style:parent-style-name="Normal" style:list-style-name="LFO4" style:family="paragraph"/>
    <style:style style:name="P102" style:parent-style-name="Normal" style:list-style-name="LFO4" style:family="paragraph"/>
    <style:style style:name="P103" style:parent-style-name="Normal" style:list-style-name="LFO4" style:family="paragraph"/>
    <style:style style:name="P104" style:parent-style-name="Normal" style:list-style-name="LFO4" style:family="paragraph"/>
    <style:style style:name="P105" style:parent-style-name="Normal" style:list-style-name="LFO4" style:family="paragraph"/>
    <style:style style:name="P106" style:parent-style-name="Normal" style:list-style-name="LFO4" style:family="paragraph"/>
    <style:style style:name="P107" style:parent-style-name="Normal" style:list-style-name="LFO4" style:family="paragraph"/>
    <style:style style:name="P108" style:parent-style-name="Normal" style:list-style-name="LFO4" style:family="paragraph"/>
    <style:style style:name="P109" style:parent-style-name="Normal" style:list-style-name="LFO4" style:family="paragraph"/>
    <style:style style:name="P110" style:parent-style-name="Normal" style:list-style-name="LFO4" style:family="paragraph"/>
    <style:style style:name="P111" style:parent-style-name="Normal" style:list-style-name="LFO4" style:family="paragraph"/>
    <style:style style:name="P112" style:parent-style-name="Normal" style:list-style-name="LFO4" style:family="paragraph"/>
    <style:style style:name="P113" style:parent-style-name="Normal" style:list-style-name="LFO4" style:family="paragraph"/>
    <style:style style:name="P114" style:parent-style-name="Normal" style:list-style-name="LFO4" style:family="paragraph"/>
    <style:style style:name="P115" style:parent-style-name="Normal" style:list-style-name="LFO4" style:family="paragraph"/>
    <style:style style:name="T116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T118" style:parent-style-name="Fuentedepárrafopredeter." style:family="text">
      <style:text-properties style:font-name="Segoe UI Emoji" style:font-name-complex="Segoe UI Emoji"/>
    </style:style>
    <style:style style:name="T119" style:parent-style-name="Fuentedepárrafopredeter." style:family="text">
      <style:text-properties fo:font-weight="bold" style:font-weight-asian="bold" style:font-weight-complex="bold"/>
    </style:style>
    <style:style style:name="T120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21" style:parent-style-name="Fuentedepárrafopredeter." style:family="text">
      <style:text-properties fo:font-weight="bold" style:font-weight-asian="bold" style:font-weight-complex="bold"/>
    </style:style>
    <style:style style:name="P122" style:parent-style-name="Normal" style:family="paragraph">
      <style:text-properties fo:font-weight="bold" style:font-weight-asian="bold" style:font-weight-complex="bold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P124" style:parent-style-name="Normal" style:family="paragraph">
      <style:text-properties fo:language="en" fo:country="IE"/>
    </style:style>
    <style:style style:name="P125" style:parent-style-name="Normal" style:family="paragraph">
      <style:text-properties fo:language="en" fo:country="IE"/>
    </style:style>
    <style:style style:name="T126" style:parent-style-name="Fuentedepárrafopredeter." style:family="text">
      <style:text-properties fo:language="en" fo:country="IE"/>
    </style:style>
    <style:style style:name="T127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28" style:parent-style-name="Fuentedepárrafopredeter." style:family="text">
      <style:text-properties fo:font-weight="bold" style:font-weight-asian="bold" style:font-weight-complex="bold"/>
    </style:style>
    <style:style style:name="T129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30" style:parent-style-name="Fuentedepárrafopredeter." style:family="text">
      <style:text-properties fo:font-weight="bold" style:font-weight-asian="bold" style:font-weight-complex="bold"/>
    </style:style>
    <style:style style:name="T131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32" style:parent-style-name="Fuentedepárrafopredeter." style:family="text">
      <style:text-properties fo:font-weight="bold" style:font-weight-asian="bold" style:font-weight-complex="bold"/>
    </style:style>
    <style:style style:name="T133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T135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36" style:parent-style-name="Fuentedepárrafopredeter." style:family="text">
      <style:text-properties fo:font-weight="bold" style:font-weight-asian="bold" style:font-weight-complex="bold"/>
    </style:style>
    <style:style style:name="T137" style:parent-style-name="Fuentedepárrafopredeter." style:family="text">
      <style:text-properties fo:font-weight="bold" style:font-weight-asian="bold" style:font-weight-complex="bold"/>
    </style:style>
    <style:style style:name="T138" style:parent-style-name="Hipervínculo" style:family="text">
      <style:text-properties fo:font-weight="bold" style:font-weight-asian="bold" style:font-weight-complex="bold"/>
    </style:style>
    <style:style style:name="T139" style:parent-style-name="Fuentedepárrafopredeter." style:family="text">
      <style:text-properties fo:font-weight="bold" style:font-weight-asian="bold" style:font-weight-complex="bold"/>
    </style:style>
    <style:style style:name="T140" style:parent-style-name="Fuentedepárrafopredeter." style:family="text">
      <style:text-properties fo:font-weight="bold" style:font-weight-asian="bold" style:font-weight-complex="bold"/>
    </style:style>
    <style:style style:name="T141" style:parent-style-name="Hipervínculo" style:family="text">
      <style:text-properties fo:font-weight="bold" style:font-weight-asian="bold" style:font-weight-complex="bold"/>
    </style:style>
    <style:style style:name="P142" style:parent-style-name="Normal" style:list-style-name="LFO5" style:family="paragraph"/>
    <style:style style:name="T143" style:parent-style-name="Fuentedepárrafopredeter." style:family="text">
      <style:text-properties fo:font-weight="bold" style:font-weight-asian="bold" style:font-weight-complex="bold"/>
    </style:style>
    <style:style style:name="T144" style:parent-style-name="Hipervínculo" style:family="text">
      <style:text-properties fo:font-weight="bold" style:font-weight-asian="bold" style:font-weight-complex="bold"/>
    </style:style>
    <style:style style:name="P145" style:parent-style-name="Normal" style:list-style-name="LFO5" style:family="paragraph"/>
    <style:style style:name="T146" style:parent-style-name="Fuentedepárrafopredeter." style:family="text">
      <style:text-properties fo:font-weight="bold" style:font-weight-asian="bold" style:font-weight-complex="bold"/>
    </style:style>
    <style:style style:name="P147" style:parent-style-name="Normal" style:list-style-name="LFO5" style:family="paragraph"/>
    <style:style style:name="P148" style:parent-style-name="Normal" style:list-style-name="LFO5" style:family="paragraph"/>
    <style:style style:name="P149" style:parent-style-name="Normal" style:list-style-name="LFO5" style:family="paragraph"/>
    <style:style style:name="P150" style:parent-style-name="Normal" style:list-style-name="LFO5" style:family="paragraph"/>
    <style:style style:name="T151" style:parent-style-name="Fuentedepárrafopredeter." style:family="text">
      <style:text-properties fo:font-weight="bold" style:font-weight-asian="bold" style:font-weight-complex="bold"/>
    </style:style>
    <style:style style:name="P152" style:parent-style-name="Normal" style:family="paragraph">
      <style:text-properties fo:language="en" fo:country="IE"/>
    </style:style>
    <style:style style:name="P153" style:parent-style-name="Normal" style:family="paragraph">
      <style:text-properties fo:language="en" fo:country="IE"/>
    </style:style>
    <style:style style:name="P154" style:parent-style-name="Normal" style:family="paragraph">
      <style:text-properties fo:language="en" fo:country="IE"/>
    </style:style>
    <style:style style:name="T155" style:parent-style-name="Fuentedepárrafopredeter." style:family="text">
      <style:text-properties fo:language="en" fo:country="IE"/>
    </style:style>
    <style:style style:name="P156" style:parent-style-name="Normal" style:family="paragraph">
      <style:text-properties fo:language="en" fo:country="IE"/>
    </style:style>
    <style:style style:name="P157" style:parent-style-name="Normal" style:family="paragraph">
      <style:text-properties fo:language="en" fo:country="IE"/>
    </style:style>
    <style:style style:name="P158" style:parent-style-name="Normal" style:family="paragraph">
      <style:text-properties fo:language="en" fo:country="IE"/>
    </style:style>
    <style:style style:name="P159" style:parent-style-name="Normal" style:family="paragraph">
      <style:text-properties fo:language="en" fo:country="IE"/>
    </style:style>
    <style:style style:name="T160" style:parent-style-name="Fuentedepárrafopredeter." style:family="text">
      <style:text-properties fo:language="en" fo:country="IE"/>
    </style:style>
    <style:style style:name="P161" style:parent-style-name="Normal" style:family="paragraph">
      <style:text-properties fo:font-weight="bold" style:font-weight-asian="bold" style:font-weight-complex="bold"/>
    </style:style>
    <style:style style:name="P162" style:parent-style-name="Normal" style:family="paragraph">
      <style:text-properties fo:font-weight="bold" style:font-weight-asian="bold" style:font-weight-complex="bold"/>
    </style:style>
    <style:style style:name="P163" style:parent-style-name="Normal" style:family="paragraph">
      <style:text-properties fo:language="en" fo:country="IE"/>
    </style:style>
    <style:style style:name="P164" style:parent-style-name="Normal" style:family="paragraph">
      <style:text-properties fo:font-weight="bold" style:font-weight-asian="bold" style:font-weight-complex="bold" fo:language="en" fo:country="IE"/>
    </style:style>
    <style:style style:name="P165" style:parent-style-name="Normal" style:family="paragraph">
      <style:text-properties fo:language="en" fo:country="IE"/>
    </style:style>
    <style:style style:name="P166" style:parent-style-name="Normal" style:family="paragraph">
      <style:text-properties fo:language="en" fo:country="IE"/>
    </style:style>
    <style:style style:name="P167" style:parent-style-name="Normal" style:family="paragraph">
      <style:text-properties fo:language="en" fo:country="IE"/>
    </style:style>
    <style:style style:name="P168" style:parent-style-name="Normal" style:family="paragraph">
      <style:text-properties fo:language="en" fo:country="IE"/>
    </style:style>
    <style:style style:name="P169" style:parent-style-name="Normal" style:family="paragraph">
      <style:text-properties fo:language="en" fo:country="IE"/>
    </style:style>
    <style:style style:name="P170" style:parent-style-name="Normal" style:family="paragraph">
      <style:text-properties fo:font-weight="bold" style:font-weight-asian="bold" style:font-weight-complex="bold" fo:language="en" fo:country="IE"/>
    </style:style>
    <style:style style:name="P171" style:parent-style-name="Normal" style:family="paragraph">
      <style:text-properties fo:language="en" fo:country="IE"/>
    </style:style>
    <style:style style:name="P172" style:parent-style-name="Normal" style:family="paragraph">
      <style:text-properties fo:language="en" fo:country="IE"/>
    </style:style>
    <style:style style:name="T173" style:parent-style-name="Fuentedepárrafopredeter." style:family="text">
      <style:text-properties fo:language="en" fo:country="IE"/>
    </style:style>
    <style:style style:name="P174" style:parent-style-name="Normal" style:family="paragraph">
      <style:text-properties fo:font-weight="bold" style:font-weight-asian="bold" style:font-weight-complex="bold" fo:language="en" fo:country="IE"/>
    </style:style>
    <style:style style:name="P175" style:parent-style-name="Normal" style:family="paragraph">
      <style:text-properties fo:language="en" fo:country="IE"/>
    </style:style>
    <style:style style:name="P176" style:parent-style-name="Normal" style:family="paragraph">
      <style:text-properties fo:language="en" fo:country="IE"/>
    </style:style>
    <style:style style:name="P177" style:parent-style-name="Normal" style:family="paragraph">
      <style:text-properties fo:language="en" fo:country="IE"/>
    </style:style>
    <style:style style:name="P178" style:parent-style-name="Normal" style:family="paragraph">
      <style:text-properties fo:language="en" fo:country="IE"/>
    </style:style>
    <style:style style:name="P179" style:parent-style-name="Normal" style:family="paragraph">
      <style:text-properties fo:language="en" fo:country="IE"/>
    </style:style>
    <style:style style:name="P180" style:parent-style-name="Normal" style:family="paragraph">
      <style:text-properties fo:language="en" fo:country="IE"/>
    </style:style>
    <style:style style:name="P181" style:parent-style-name="Normal" style:family="paragraph">
      <style:text-properties fo:language="en" fo:country="IE"/>
    </style:style>
    <style:style style:name="P182" style:parent-style-name="Normal" style:family="paragraph">
      <style:text-properties fo:language="en" fo:country="IE"/>
    </style:style>
    <style:style style:name="P183" style:parent-style-name="Normal" style:family="paragraph">
      <style:text-properties fo:language="en" fo:country="IE"/>
    </style:style>
    <style:style style:name="P184" style:parent-style-name="Normal" style:family="paragraph">
      <style:text-properties fo:language="en" fo:country="IE"/>
    </style:style>
    <style:style style:name="P185" style:parent-style-name="Normal" style:family="paragraph">
      <style:text-properties fo:font-weight="bold" style:font-weight-asian="bold" style:font-weight-complex="bold" fo:language="en" fo:country="IE"/>
    </style:style>
    <style:style style:name="P186" style:parent-style-name="Normal" style:family="paragraph">
      <style:text-properties fo:language="en" fo:country="IE"/>
    </style:style>
    <style:style style:name="P187" style:parent-style-name="Normal" style:family="paragraph">
      <style:text-properties fo:language="en" fo:country="IE"/>
    </style:style>
    <style:style style:name="P188" style:parent-style-name="Normal" style:family="paragraph">
      <style:text-properties fo:language="en" fo:country="IE"/>
    </style:style>
    <style:style style:name="P189" style:parent-style-name="Normal" style:family="paragraph">
      <style:text-properties fo:language="en" fo:country="IE"/>
    </style:style>
    <style:style style:name="P190" style:parent-style-name="Normal" style:family="paragraph">
      <style:text-properties fo:language="en" fo:country="IE"/>
    </style:style>
    <style:style style:name="P191" style:parent-style-name="Normal" style:family="paragraph">
      <style:text-properties fo:language="en" fo:country="IE"/>
    </style:style>
    <style:style style:name="P192" style:parent-style-name="Normal" style:family="paragraph">
      <style:text-properties fo:font-weight="bold" style:font-weight-asian="bold" style:font-weight-complex="bold" fo:language="en" fo:country="IE"/>
    </style:style>
    <style:style style:name="P193" style:parent-style-name="Normal" style:family="paragraph">
      <style:text-properties fo:language="en" fo:country="IE"/>
    </style:style>
    <style:style style:name="P194" style:parent-style-name="Normal" style:family="paragraph">
      <style:text-properties fo:language="en" fo:country="IE"/>
    </style:style>
    <style:style style:name="P195" style:parent-style-name="Normal" style:family="paragraph">
      <style:text-properties fo:language="en" fo:country="IE"/>
    </style:style>
    <style:style style:name="P196" style:parent-style-name="Normal" style:family="paragraph">
      <style:text-properties fo:language="en" fo:country="IE"/>
    </style:style>
    <style:style style:name="P197" style:parent-style-name="Normal" style:family="paragraph">
      <style:text-properties fo:language="en" fo:country="IE"/>
    </style:style>
    <style:style style:name="P198" style:parent-style-name="Normal" style:family="paragraph">
      <style:text-properties fo:language="en" fo:country="IE"/>
    </style:style>
    <style:style style:name="P199" style:parent-style-name="Normal" style:family="paragraph">
      <style:text-properties fo:language="en" fo:country="IE"/>
    </style:style>
    <style:style style:name="P200" style:parent-style-name="Normal" style:family="paragraph">
      <style:text-properties fo:font-weight="bold" style:font-weight-asian="bold" style:font-weight-complex="bold"/>
    </style:style>
    <style:style style:name="P201" style:parent-style-name="Normal" style:list-style-name="LFO6" style:family="paragraph"/>
    <style:style style:name="T202" style:parent-style-name="Hipervínculo" style:family="text">
      <style:text-properties fo:font-weight="bold" style:font-weight-asian="bold" style:font-weight-complex="bold"/>
    </style:style>
    <style:style style:name="P203" style:parent-style-name="Normal" style:list-style-name="LFO7" style:family="paragraph"/>
    <style:style style:name="T204" style:parent-style-name="Fuentedepárrafopredeter." style:family="text">
      <style:text-properties fo:font-weight="bold" style:font-weight-asian="bold" style:font-weight-complex="bold"/>
    </style:style>
    <style:style style:name="P205" style:parent-style-name="Normal" style:family="paragraph">
      <style:text-properties fo:language="en" fo:country="IE"/>
    </style:style>
    <style:style style:name="P206" style:parent-style-name="Normal" style:family="paragraph">
      <style:text-properties fo:language="en" fo:country="IE"/>
    </style:style>
    <style:style style:name="P207" style:parent-style-name="Normal" style:family="paragraph">
      <style:text-properties fo:language="en" fo:country="IE"/>
    </style:style>
    <style:style style:name="P208" style:parent-style-name="Normal" style:family="paragraph">
      <style:text-properties fo:font-weight="bold" style:font-weight-asian="bold" style:font-weight-complex="bold"/>
    </style:style>
    <style:style style:name="P209" style:parent-style-name="Normal" style:list-style-name="LFO8" style:family="paragraph"/>
    <style:style style:name="T210" style:parent-style-name="Fuentedepárrafopredeter." style:family="text">
      <style:text-properties fo:font-weight="bold" style:font-weight-asian="bold" style:font-weight-complex="bold"/>
    </style:style>
    <style:style style:name="T211" style:parent-style-name="Hipervínculo" style:family="text">
      <style:text-properties fo:font-weight="bold" style:font-weight-asian="bold" style:font-weight-complex="bold"/>
    </style:style>
    <style:style style:name="P212" style:parent-style-name="Normal" style:list-style-name="LFO9" style:family="paragraph"/>
    <style:style style:name="T213" style:parent-style-name="Fuentedepárrafopredeter." style:family="text">
      <style:text-properties fo:font-weight="bold" style:font-weight-asian="bold" style:font-weight-complex="bold"/>
    </style:style>
    <style:style style:name="P214" style:parent-style-name="Normal" style:family="paragraph">
      <style:text-properties fo:language="en" fo:country="IE"/>
    </style:style>
    <style:style style:name="P215" style:parent-style-name="Normal" style:family="paragraph">
      <style:text-properties fo:font-weight="bold" style:font-weight-asian="bold" style:font-weight-complex="bold"/>
    </style:style>
    <style:style style:name="P216" style:parent-style-name="Normal" style:list-style-name="LFO10" style:family="paragraph"/>
    <style:style style:name="T217" style:parent-style-name="Hipervínculo" style:family="text">
      <style:text-properties fo:font-weight="bold" style:font-weight-asian="bold" style:font-weight-complex="bold"/>
    </style:style>
    <style:style style:name="P218" style:parent-style-name="Normal" style:list-style-name="LFO11" style:family="paragraph"/>
    <style:style style:name="T219" style:parent-style-name="Hipervínculo" style:family="text">
      <style:text-properties fo:font-weight="bold" style:font-weight-asian="bold" style:font-weight-complex="bold"/>
    </style:style>
    <style:style style:name="P220" style:parent-style-name="Normal" style:family="paragraph">
      <style:text-properties fo:language="en" fo:country="IE"/>
    </style:style>
    <style:style style:name="P221" style:parent-style-name="Normal" style:family="paragraph">
      <style:text-properties fo:language="en" fo:country="IE"/>
    </style:style>
    <style:style style:name="P222" style:parent-style-name="Normal" style:family="paragraph">
      <style:text-properties fo:language="en" fo:country="IE"/>
    </style:style>
    <style:style style:name="P223" style:parent-style-name="Normal" style:family="paragraph">
      <style:text-properties fo:language="en" fo:country="IE"/>
    </style:style>
    <style:style style:name="P224" style:parent-style-name="Normal" style:family="paragraph">
      <style:text-properties fo:language="en" fo:country="IE"/>
    </style:style>
    <style:style style:name="P225" style:parent-style-name="Normal" style:family="paragraph">
      <style:text-properties fo:language="en" fo:country="IE"/>
    </style:style>
    <style:style style:name="T226" style:parent-style-name="Fuentedepárrafopredeter." style:family="text">
      <style:text-properties fo:language="en" fo:country="IE"/>
    </style:style>
    <style:style style:name="P227" style:parent-style-name="Normal" style:family="paragraph">
      <style:text-properties fo:font-weight="bold" style:font-weight-asian="bold" style:font-weight-complex="bold"/>
    </style:style>
    <style:style style:name="P228" style:parent-style-name="Normal" style:list-style-name="LFO12" style:family="paragraph"/>
    <style:style style:name="P229" style:parent-style-name="Normal" style:list-style-name="LFO12" style:family="paragraph"/>
    <style:style style:name="P230" style:parent-style-name="Normal" style:list-style-name="LFO12" style:family="paragraph"/>
    <style:style style:name="P231" style:parent-style-name="Normal" style:list-style-name="LFO12" style:family="paragraph">
      <style:text-properties fo:language="en" fo:country="IE"/>
    </style:style>
    <style:style style:name="P232" style:parent-style-name="Normal" style:list-style-name="LFO12" style:family="paragraph"/>
    <style:style style:name="P233" style:parent-style-name="Normal" style:family="paragraph">
      <style:text-properties fo:font-weight="bold" style:font-weight-asian="bold" style:font-weight-complex="bold"/>
    </style:style>
    <style:style style:name="P234" style:parent-style-name="Normal" style:list-style-name="LFO13" style:family="paragraph"/>
    <style:style style:name="T235" style:parent-style-name="Fuentedepárrafopredeter." style:family="text">
      <style:text-properties fo:font-weight="bold" style:font-weight-asian="bold" style:font-weight-complex="bold"/>
    </style:style>
    <style:style style:name="P236" style:parent-style-name="Normal" style:list-style-name="LFO13" style:family="paragraph"/>
    <style:style style:name="T237" style:parent-style-name="Fuentedepárrafopredeter." style:family="text">
      <style:text-properties fo:font-weight="bold" style:font-weight-asian="bold" style:font-weight-complex="bold"/>
    </style:style>
    <style:style style:name="P238" style:parent-style-name="Normal" style:list-style-name="LFO13" style:family="paragraph"/>
    <style:style style:name="P239" style:parent-style-name="Normal" style:list-style-name="LFO13" style:family="paragraph"/>
    <style:style style:name="T240" style:parent-style-name="Fuentedepárrafopredeter." style:family="text">
      <style:text-properties fo:font-weight="bold" style:font-weight-asian="bold" style:font-weight-complex="bold"/>
    </style:style>
    <style:style style:name="T241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242" style:parent-style-name="Fuentedepárrafopredeter." style:family="text">
      <style:text-properties fo:font-weight="bold" style:font-weight-asian="bold" style:font-weight-complex="bold"/>
    </style:style>
    <style:style style:name="P243" style:parent-style-name="Normal" style:list-style-name="LFO14" style:family="paragraph"/>
    <style:style style:name="T244" style:parent-style-name="Fuentedepárrafopredeter." style:family="text">
      <style:text-properties style:font-name="Segoe UI Emoji" style:font-name-complex="Segoe UI Emoji"/>
    </style:style>
    <style:style style:name="T245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246" style:parent-style-name="Fuentedepárrafopredeter." style:family="text">
      <style:text-properties fo:font-weight="bold" style:font-weight-asian="bold" style:font-weight-complex="bold"/>
    </style:style>
    <style:style style:name="T247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248" style:parent-style-name="Fuentedepárrafopredeter." style:family="text">
      <style:text-properties fo:font-weight="bold" style:font-weight-asian="bold" style:font-weight-complex="bold"/>
    </style:style>
    <style:style style:name="P249" style:parent-style-name="Normal" style:family="paragraph">
      <style:text-properties fo:font-weight="bold" style:font-weight-asian="bold" style:font-weight-complex="bold"/>
    </style:style>
    <style:style style:name="T250" style:parent-style-name="Fuentedepárrafopredeter." style:family="text">
      <style:text-properties style:font-name="Segoe UI Emoji" style:font-name-complex="Segoe UI Emoji"/>
    </style:style>
    <style:style style:name="P251" style:parent-style-name="Normal" style:family="paragraph">
      <style:text-properties fo:language="en" fo:country="IE"/>
    </style:style>
    <style:style style:name="P252" style:parent-style-name="Normal" style:family="paragraph">
      <style:text-properties fo:language="en" fo:country="IE"/>
    </style:style>
    <style:style style:name="P253" style:parent-style-name="Normal" style:family="paragraph">
      <style:text-properties fo:language="en" fo:country="IE"/>
    </style:style>
    <style:style style:name="T254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255" style:parent-style-name="Fuentedepárrafopredeter." style:family="text">
      <style:text-properties fo:font-weight="bold" style:font-weight-asian="bold" style:font-weight-complex="bold"/>
    </style:style>
    <style:style style:name="T256" style:parent-style-name="Fuentedepárrafopredeter." style:family="text">
      <style:text-properties style:font-name="Segoe UI Emoji" style:font-name-complex="Segoe UI Emoji"/>
    </style:style>
    <style:style style:name="T257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258" style:parent-style-name="Fuentedepárrafopredeter." style:family="text">
      <style:text-properties fo:font-weight="bold" style:font-weight-asian="bold" style:font-weight-complex="bold"/>
    </style:style>
    <style:style style:name="P259" style:parent-style-name="Normal" style:family="paragraph">
      <style:text-properties fo:language="en" fo:country="IE"/>
    </style:style>
    <style:style style:name="P260" style:parent-style-name="Normal" style:family="paragraph">
      <style:text-properties fo:language="en" fo:country="IE"/>
    </style:style>
    <style:style style:name="T261" style:parent-style-name="Fuentedepárrafopredeter." style:family="text">
      <style:text-properties fo:language="en" fo:country="IE"/>
    </style:style>
    <style:style style:name="T262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263" style:parent-style-name="Fuentedepárrafopredeter." style:family="text">
      <style:text-properties fo:font-weight="bold" style:font-weight-asian="bold" style:font-weight-complex="bold"/>
    </style:style>
    <style:style style:name="TableColumn265" style:family="table-column">
      <style:table-column-properties style:column-width="1.5805in"/>
    </style:style>
    <style:style style:name="TableColumn266" style:family="table-column">
      <style:table-column-properties style:column-width="2.2243in"/>
    </style:style>
    <style:style style:name="Table264" style:family="table">
      <style:table-properties style:width="3.8048in" fo:margin-left="0in" table:align="left"/>
    </style:style>
    <style:style style:name="TableRow267" style:family="table-row">
      <style:table-row-properties/>
    </style:style>
    <style:style style:name="TableCell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9" style:parent-style-name="Normal" style:family="paragraph">
      <style:text-properties fo:font-weight="bold" style:font-weight-asian="bold" style:font-weight-complex="bold"/>
    </style:style>
    <style:style style:name="TableCell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1" style:parent-style-name="Normal" style:family="paragraph">
      <style:text-properties fo:font-weight="bold" style:font-weight-asian="bold" style:font-weight-complex="bold"/>
    </style:style>
    <style:style style:name="TableRow272" style:family="table-row">
      <style:table-row-properties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5" style:family="table-row">
      <style:table-row-properties/>
    </style:style>
    <style:style style:name="TableCell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8" style:family="table-row">
      <style:table-row-properties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1" style:family="table-row">
      <style:table-row-properties/>
    </style:style>
    <style:style style:name="TableCell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4" style:parent-style-name="Normal" style:family="paragraph">
      <style:text-properties fo:language="en" fo:country="IE"/>
    </style:style>
    <style:style style:name="TableRow285" style:family="table-row">
      <style:table-row-properties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8" style:family="table-row">
      <style:table-row-properties/>
    </style:style>
    <style:style style:name="TableCell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91" style:parent-style-name="Fuentedepárrafopredeter." style:family="text">
      <style:text-properties fo:background-color="#FFFF00"/>
    </style:style>
    <style:style style:name="T292" style:parent-style-name="Fuentedepárrafopredeter." style:family="text">
      <style:text-properties fo:background-color="#FFFF00"/>
    </style:style>
    <style:style style:name="P293" style:parent-style-name="Normal" style:family="paragraph">
      <style:text-properties fo:language="en" fo:country="IE"/>
    </style:style>
    <style:style style:name="P294" style:parent-style-name="Normal" style:family="paragraph">
      <style:text-properties fo:language="en" fo:country="IE"/>
    </style:style>
    <style:style style:name="P295" style:parent-style-name="Normal" style:family="paragraph">
      <style:text-properties fo:language="en" fo:country="IE"/>
    </style:style>
    <style:style style:name="P296" style:parent-style-name="Normal" style:family="paragraph">
      <style:text-properties fo:language="en" fo:country="IE"/>
    </style:style>
    <style:style style:name="P297" style:parent-style-name="Normal" style:family="paragraph">
      <style:text-properties fo:language="en" fo:country="IE"/>
    </style:style>
    <style:style style:name="P298" style:parent-style-name="Normal" style:family="paragraph">
      <style:text-properties fo:language="en" fo:country="IE"/>
    </style:style>
    <style:style style:name="P299" style:parent-style-name="Normal" style:family="paragraph">
      <style:text-properties fo:language="en" fo:country="IE"/>
    </style:style>
    <style:style style:name="T300" style:parent-style-name="Fuentedepárrafopredeter." style:family="text">
      <style:text-properties fo:language="en" fo:country="IE"/>
    </style:style>
    <style:style style:name="T301" style:parent-style-name="Fuentedepárrafopredeter." style:family="text">
      <style:text-properties fo:language="en" fo:country="IE"/>
    </style:style>
    <style:style style:name="P302" style:parent-style-name="Normal" style:family="paragraph">
      <style:text-properties fo:language="en" fo:country="IE"/>
    </style:style>
    <style:style style:name="P303" style:parent-style-name="Normal" style:family="paragraph">
      <style:text-properties fo:language="en" fo:country="IE"/>
    </style:style>
    <style:style style:name="P304" style:parent-style-name="Normal" style:family="paragraph">
      <style:text-properties fo:language="en" fo:country="IE"/>
    </style:style>
    <style:style style:name="P305" style:parent-style-name="Normal" style:family="paragraph">
      <style:text-properties fo:language="en" fo:country="IE"/>
    </style:style>
    <style:style style:name="P306" style:parent-style-name="Normal" style:family="paragraph">
      <style:text-properties fo:language="en" fo:country="IE"/>
    </style:style>
    <style:style style:name="P307" style:parent-style-name="Normal" style:family="paragraph">
      <style:text-properties fo:language="en" fo:country="IE"/>
    </style:style>
    <style:style style:name="T308" style:parent-style-name="Fuentedepárrafopredeter." style:family="text">
      <style:text-properties fo:language="en" fo:country="IE"/>
    </style:style>
    <style:style style:name="T309" style:parent-style-name="Fuentedepárrafopredeter." style:family="text">
      <style:text-properties fo:language="en" fo:country="IE"/>
    </style:style>
    <style:style style:name="P310" style:parent-style-name="Normal" style:family="paragraph">
      <style:text-properties fo:language="en" fo:country="IE"/>
    </style:style>
    <style:style style:name="T311" style:parent-style-name="Fuentedepárrafopredeter." style:family="text">
      <style:text-properties fo:language="en" fo:country="IE"/>
    </style:style>
    <style:style style:name="T312" style:parent-style-name="Fuentedepárrafopredeter." style:family="text">
      <style:text-properties fo:language="en" fo:country="IE"/>
    </style:style>
    <style:style style:name="P313" style:parent-style-name="Normal" style:family="paragraph">
      <style:text-properties fo:language="en" fo:country="IE"/>
    </style:style>
    <style:style style:name="P314" style:parent-style-name="Normal" style:family="paragraph">
      <style:text-properties fo:language="en" fo:country="IE"/>
    </style:style>
    <style:style style:name="P315" style:parent-style-name="Normal" style:family="paragraph">
      <style:text-properties fo:language="en" fo:country="IE"/>
    </style:style>
    <style:style style:name="P316" style:parent-style-name="Normal" style:family="paragraph">
      <style:text-properties fo:language="en" fo:country="IE"/>
    </style:style>
    <style:style style:name="P317" style:parent-style-name="Normal" style:family="paragraph">
      <style:text-properties fo:language="en" fo:country="IE"/>
    </style:style>
    <style:style style:name="P318" style:parent-style-name="Normal" style:family="paragraph">
      <style:text-properties fo:language="en" fo:country="IE"/>
    </style:style>
    <style:style style:name="P319" style:parent-style-name="Normal" style:family="paragraph">
      <style:text-properties fo:language="en" fo:country="IE"/>
    </style:style>
    <style:style style:name="P320" style:parent-style-name="Normal" style:family="paragraph">
      <style:text-properties fo:language="en" fo:country="IE"/>
    </style:style>
    <style:style style:name="P321" style:parent-style-name="Normal" style:family="paragraph">
      <style:text-properties fo:language="en" fo:country="IE"/>
    </style:style>
    <style:style style:name="P322" style:parent-style-name="Normal" style:family="paragraph">
      <style:text-properties fo:language="en" fo:country="IE"/>
    </style:style>
    <style:style style:name="T323" style:parent-style-name="Fuentedepárrafopredeter." style:family="text">
      <style:text-properties fo:language="en" fo:country="IE"/>
    </style:style>
    <style:style style:name="T324" style:parent-style-name="Fuentedepárrafopredeter." style:family="text">
      <style:text-properties fo:language="en" fo:country="IE"/>
    </style:style>
    <style:style style:name="P325" style:parent-style-name="Normal" style:family="paragraph">
      <style:text-properties fo:language="en" fo:country="IE"/>
    </style:style>
    <style:style style:name="P326" style:parent-style-name="Normal" style:family="paragraph">
      <style:text-properties fo:language="en" fo:country="IE"/>
    </style:style>
    <style:style style:name="T327" style:parent-style-name="Fuentedepárrafopredeter." style:family="text">
      <style:text-properties fo:language="en" fo:country="IE"/>
    </style:style>
    <style:style style:name="T328" style:parent-style-name="Fuentedepárrafopredeter." style:family="text">
      <style:text-properties fo:language="en" fo:country="IE"/>
    </style:style>
    <style:style style:name="P329" style:parent-style-name="Normal" style:family="paragraph">
      <style:text-properties fo:language="en" fo:country="IE"/>
    </style:style>
    <style:style style:name="P330" style:parent-style-name="Normal" style:family="paragraph">
      <style:text-properties fo:language="en" fo:country="IE"/>
    </style:style>
    <style:style style:name="P331" style:parent-style-name="Normal" style:family="paragraph">
      <style:text-properties fo:language="en" fo:country="IE"/>
    </style:style>
    <style:style style:name="P332" style:parent-style-name="Normal" style:family="paragraph">
      <style:text-properties fo:language="en" fo:country="IE"/>
    </style:style>
    <style:style style:name="T333" style:parent-style-name="Fuentedepárrafopredeter." style:family="text">
      <style:text-properties fo:language="en" fo:country="IE"/>
    </style:style>
    <style:style style:name="P334" style:parent-style-name="Normal" style:family="paragraph">
      <style:text-properties fo:language="en" fo:country="IE"/>
    </style:style>
    <style:style style:name="P335" style:parent-style-name="Normal" style:family="paragraph">
      <style:text-properties fo:language="en" fo:country="IE"/>
    </style:style>
    <style:style style:name="P336" style:parent-style-name="Normal" style:family="paragraph">
      <style:text-properties fo:language="en" fo:country="IE"/>
    </style:style>
    <style:style style:name="T337" style:parent-style-name="Fuentedepárrafopredeter." style:family="text">
      <style:text-properties fo:language="en" fo:country="IE"/>
    </style:style>
    <style:style style:name="T338" style:parent-style-name="Fuentedepárrafopredeter." style:family="text">
      <style:text-properties fo:background-color="#FFFF00"/>
    </style:style>
    <style:style style:name="P339" style:parent-style-name="Normal" style:family="paragraph">
      <style:text-properties fo:language="en" fo:country="IE"/>
    </style:style>
    <style:style style:name="P340" style:parent-style-name="Normal" style:family="paragraph">
      <style:text-properties fo:language="en" fo:country="IE"/>
    </style:style>
    <style:style style:name="P341" style:parent-style-name="Normal" style:family="paragraph">
      <style:text-properties fo:language="en" fo:country="IE"/>
    </style:style>
    <style:style style:name="P342" style:parent-style-name="Normal" style:family="paragraph">
      <style:text-properties fo:language="en" fo:country="IE"/>
    </style:style>
    <style:style style:name="P343" style:parent-style-name="Normal" style:family="paragraph">
      <style:text-properties fo:language="en" fo:country="IE"/>
    </style:style>
    <style:style style:name="P344" style:parent-style-name="Normal" style:family="paragraph">
      <style:text-properties fo:language="en" fo:country="IE"/>
    </style:style>
    <style:style style:name="P345" style:parent-style-name="Normal" style:family="paragraph">
      <style:text-properties fo:language="en" fo:country="IE"/>
    </style:style>
    <style:style style:name="P346" style:parent-style-name="Normal" style:family="paragraph">
      <style:text-properties fo:language="en" fo:country="IE"/>
    </style:style>
    <style:style style:name="P347" style:parent-style-name="Normal" style:family="paragraph">
      <style:text-properties fo:language="en" fo:country="IE"/>
    </style:style>
    <style:style style:name="P348" style:parent-style-name="Normal" style:family="paragraph">
      <style:text-properties fo:language="en" fo:country="IE"/>
    </style:style>
    <style:style style:name="P349" style:parent-style-name="Normal" style:family="paragraph">
      <style:text-properties fo:language="en" fo:country="IE"/>
    </style:style>
    <style:style style:name="P350" style:parent-style-name="Normal" style:family="paragraph">
      <style:text-properties fo:language="en" fo:country="IE"/>
    </style:style>
    <style:style style:name="T351" style:parent-style-name="Fuentedepárrafopredeter." style:family="text">
      <style:text-properties fo:language="en" fo:country="IE"/>
    </style:style>
    <style:style style:name="T352" style:parent-style-name="Fuentedepárrafopredeter." style:family="text">
      <style:text-properties fo:language="en" fo:country="IE"/>
    </style:style>
    <style:style style:name="P353" style:parent-style-name="Normal" style:family="paragraph">
      <style:text-properties fo:language="en" fo:country="IE"/>
    </style:style>
    <style:style style:name="P354" style:parent-style-name="Normal" style:family="paragraph">
      <style:text-properties fo:language="en" fo:country="IE"/>
    </style:style>
    <style:style style:name="P355" style:parent-style-name="Normal" style:family="paragraph">
      <style:text-properties fo:language="en" fo:country="IE"/>
    </style:style>
    <style:style style:name="P356" style:parent-style-name="Normal" style:family="paragraph">
      <style:text-properties fo:language="en" fo:country="IE"/>
    </style:style>
    <style:style style:name="P357" style:parent-style-name="Normal" style:family="paragraph">
      <style:text-properties fo:language="en" fo:country="IE"/>
    </style:style>
    <style:style style:name="P358" style:parent-style-name="Normal" style:family="paragraph">
      <style:text-properties fo:language="en" fo:country="IE"/>
    </style:style>
    <style:style style:name="T359" style:parent-style-name="Fuentedepárrafopredeter." style:family="text">
      <style:text-properties fo:language="en" fo:country="IE"/>
    </style:style>
    <style:style style:name="T360" style:parent-style-name="Fuentedepárrafopredeter." style:family="text">
      <style:text-properties fo:language="en" fo:country="IE"/>
    </style:style>
    <style:style style:name="T361" style:parent-style-name="Fuentedepárrafopredeter." style:family="text">
      <style:text-properties fo:language="en" fo:country="IE"/>
    </style:style>
    <style:style style:name="T362" style:parent-style-name="Fuentedepárrafopredeter." style:family="text">
      <style:text-properties fo:language="en" fo:country="IE"/>
    </style:style>
    <style:style style:name="T363" style:parent-style-name="Fuentedepárrafopredeter." style:family="text">
      <style:text-properties fo:language="en" fo:country="IE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MANUAL COMPLETO DE NPM + NODE + EXPRESS EN VISUAL STUDIO CODE</text:p>
      <text:p text:style-name="Normal"><draw:custom-shape svg:x="0in" svg:y="0in" svg:width="45.51042in" svg:height="0.00139in" draw:id="id0" draw:style-name="a0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">✅</text:span><text:span text:style-name="T3"><text:s/>1. Instalación de Node.js y npm</text:span></text:p>
      <text:p text:style-name="Normal">npm viene incluido con Node.js.</text:p>
      <text:p text:style-name="P4">Pasos:</text:p>
      <text:list text:style-name="LFO1" text:continue-numbering="true">
        <text:list-item>
          <text:p text:style-name="P5">Entra en:<text:s/><text:a xlink:href="https://nodejs.org" office:target-frame-name="_top" xlink:show="replace"><text:span text:style-name="Hipervínculo">https://nodejs.org</text:span></text:a></text:p>
        </text:list-item>
        <text:list-item>
          <text:p text:style-name="P6">Descarga la versión<text:s/><text:span text:style-name="T7">LTS</text:span><text:s/>(recomendada).</text:p>
        </text:list-item>
        <text:list-item>
          <text:p text:style-name="P8">Instala con doble clic → siguiente → siguiente.</text:p>
        </text:list-item>
        <text:list-item>
          <text:p text:style-name="P9">Comprueba que todo está OK:</text:p>
        </text:list-item>
        <text:list-item>
          <text:p text:style-name="P10">node -v</text:p>
        </text:list-item>
        <text:list-item>
          <text:p text:style-name="P11">npm -v</text:p>
        </text:list-item>
      </text:list>
      <text:p text:style-name="Normal">Si ambos muestran versión, ya está instalado.</text:p>
      <text:p text:style-name="Normal"><draw:custom-shape svg:x="0in" svg:y="0in" svg:width="45.51042in" svg:height="0.00139in" draw:id="id1" draw:style-name="a1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">✅</text:span><text:span text:style-name="T13"><text:s/>2. Configurar Visual Studio Code</text:span></text:p>
      <text:list text:style-name="LFO2" text:continue-numbering="true">
        <text:list-item>
          <text:p text:style-name="P14">Instala VS Code.</text:p>
        </text:list-item>
        <text:list-item>
          <text:p text:style-name="P15">Abre una carpeta de trabajo.</text:p>
        </text:list-item>
        <text:list-item>
          <text:p text:style-name="P16">Abre una terminal integrada:<text:line-break/><text:span text:style-name="T17">Terminal → New Terminal</text:span></text:p>
        </text:list-item>
      </text:list>
      <text:p text:style-name="Normal"><draw:custom-shape svg:x="0in" svg:y="0in" svg:width="45.51042in" svg:height="0.00139in" draw:id="id2" draw:style-name="a2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">✅</text:span><text:span text:style-name="T19"><text:s/>3. Crear un proyecto npm desde cero</text:span></text:p>
      <text:p text:style-name="Normal"><text:span text:style-name="T20">📌</text:span><text:span text:style-name="T21"><text:s/>Comando:</text:span></text:p>
      <text:p text:style-name="Normal">npm init</text:p>
      <text:p text:style-name="Normal">Esto te pedirá nombre de proyecto, versión, descripción, etc.</text:p>
      <text:p text:style-name="Normal"><text:span text:style-name="T22">📌</text:span><text:span text:style-name="T23"><text:s/>Si quieres que todo se genere automático:</text:span></text:p>
      <text:p text:style-name="Normal">npm init -y</text:p>
      <text:p text:style-name="Normal">Esto crea un archivo<text:s/><text:span text:style-name="T24">package.json</text:span>.</text:p>
      <text:p text:style-name="Normal"><draw:custom-shape svg:x="0in" svg:y="0in" svg:width="45.51042in" svg:height="0.00139in" draw:id="id3" draw:style-name="a3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5">✅</text:span><text:span text:style-name="T26"><text:s/>4. Comandos npm más importantes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header-rows>
          <table:table-row table:style-name="TableRow30">
            <table:table-cell table:style-name="TableCell31">
              <text:soft-page-break/>
              <text:p text:style-name="P32">Comando</text:p>
            </table:table-cell>
            <table:table-cell table:style-name="TableCell33">
              <text:p text:style-name="P34">Descripción</text:p>
            </table:table-cell>
          </table:table-row>
        </table:table-header-rows>
        <table:table-row table:style-name="TableRow35">
          <table:table-cell table:style-name="TableCell36">
            <text:p text:style-name="Normal">npm init</text:p>
          </table:table-cell>
          <table:table-cell table:style-name="TableCell37">
            <text:p text:style-name="Normal">Crea un proyecto</text:p>
          </table:table-cell>
        </table:table-row>
        <table:table-row table:style-name="TableRow38">
          <table:table-cell table:style-name="TableCell39">
            <text:p text:style-name="Normal">npm init -y</text:p>
          </table:table-cell>
          <table:table-cell table:style-name="TableCell40">
            <text:p text:style-name="Normal">Proyecto automático</text:p>
          </table:table-cell>
        </table:table-row>
        <table:table-row table:style-name="TableRow41">
          <table:table-cell table:style-name="TableCell42">
            <text:p text:style-name="Normal">npm install paquete</text:p>
          </table:table-cell>
          <table:table-cell table:style-name="TableCell43">
            <text:p text:style-name="Normal">Instala un paquete</text:p>
          </table:table-cell>
        </table:table-row>
        <table:table-row table:style-name="TableRow44">
          <table:table-cell table:style-name="TableCell45">
            <text:p text:style-name="Normal">npm install paquete -D</text:p>
          </table:table-cell>
          <table:table-cell table:style-name="TableCell46">
            <text:p text:style-name="Normal">Instala paquete como dependencia de desarrollo</text:p>
          </table:table-cell>
        </table:table-row>
        <table:table-row table:style-name="TableRow47">
          <table:table-cell table:style-name="TableCell48">
            <text:p text:style-name="Normal">npm install</text:p>
          </table:table-cell>
          <table:table-cell table:style-name="TableCell49">
            <text:p text:style-name="Normal">Instala todo lo que hay en package.json</text:p>
          </table:table-cell>
        </table:table-row>
        <table:table-row table:style-name="TableRow50">
          <table:table-cell table:style-name="TableCell51">
            <text:p text:style-name="Normal">npm uninstall paquete</text:p>
          </table:table-cell>
          <table:table-cell table:style-name="TableCell52">
            <text:p text:style-name="Normal">Elimina un paquete</text:p>
          </table:table-cell>
        </table:table-row>
        <table:table-row table:style-name="TableRow53">
          <table:table-cell table:style-name="TableCell54">
            <text:p text:style-name="Normal">npm update</text:p>
          </table:table-cell>
          <table:table-cell table:style-name="TableCell55">
            <text:p text:style-name="Normal">Actualiza paquetes</text:p>
          </table:table-cell>
        </table:table-row>
        <table:table-row table:style-name="TableRow56">
          <table:table-cell table:style-name="TableCell57">
            <text:p text:style-name="Normal">npm list</text:p>
          </table:table-cell>
          <table:table-cell table:style-name="TableCell58">
            <text:p text:style-name="Normal">Ver paquetes instalados</text:p>
          </table:table-cell>
        </table:table-row>
        <table:table-row table:style-name="TableRow59">
          <table:table-cell table:style-name="TableCell60">
            <text:p text:style-name="Normal">npm run script</text:p>
          </table:table-cell>
          <table:table-cell table:style-name="TableCell61">
            <text:p text:style-name="Normal">Ejecutar un script desde package.json</text:p>
          </table:table-cell>
        </table:table-row>
      </table:table>
      <text:p text:style-name="Normal"><draw:custom-shape svg:x="0in" svg:y="0in" svg:width="45.51042in" svg:height="0.00139in" draw:id="id4" draw:style-name="a4" draw:name="Horizontal Line 7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2">✅</text:span><text:span text:style-name="T63"><text:s/>5. Cómo levantar un servidor Node básico</text:span></text:p>
      <text:list text:style-name="LFO3" text:continue-numbering="true">
        <text:list-item>
          <text:p text:style-name="P64">Crea un archivo app.js:</text:p>
        </text:list-item>
        <text:list-item>
          <text:p text:style-name="P65">const http = require("http");</text:p>
        </text:list-item>
        <text:list-item>
          <text:p text:style-name="P66"/>
        </text:list-item>
        <text:list-item>
          <text:p text:style-name="P67">const server = http.createServer((req, res) =&gt; {</text:p>
        </text:list-item>
        <text:list-item>
          <text:p text:style-name="P68"><text:span text:style-name="T69"><text:s text:c="2"/></text:span>res.write("Servidor Node funcionando");</text:p>
        </text:list-item>
        <text:list-item>
          <text:p text:style-name="P70"><text:s text:c="2"/>res.end();</text:p>
        </text:list-item>
        <text:list-item>
          <text:p text:style-name="P71">});</text:p>
        </text:list-item>
        <text:list-item>
          <text:p text:style-name="P72"/>
        </text:list-item>
        <text:list-item>
          <text:p text:style-name="P73">server.listen(3000, () =&gt; {</text:p>
        </text:list-item>
        <text:list-item>
          <text:p text:style-name="P74"><text:s text:c="2"/>console.log("Servidor en puerto 3000");</text:p>
        </text:list-item>
        <text:list-item>
          <text:p text:style-name="P75">});</text:p>
        </text:list-item>
        <text:list-item>
          <text:p text:style-name="P76">Ejecuta en terminal:</text:p>
        </text:list-item>
        <text:list-item>
          <text:p text:style-name="P77">node app.js</text:p>
        </text:list-item>
        <text:list-item>
          <text:p text:style-name="P78">Ve a:<text:line-break/><text:span text:style-name="T79">http://localhost:3000</text:span></text:p>
        </text:list-item>
      </text:list>
      <text:p text:style-name="Normal"><draw:custom-shape svg:x="0in" svg:y="0in" svg:width="45.51042in" svg:height="0.00139in" draw:id="id5" draw:style-name="a5" draw:name="Horizontal Line 72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80">✅</text:span><text:span text:style-name="T81"><text:s/>6. Instalar y usar nodemon (reinicia el servidor automáticamente)</text:span></text:p>
      <text:p text:style-name="Normal"><text:span text:style-name="T82">📌</text:span><text:span text:style-name="T83"><text:s/>Instalar nodemon globalmente:</text:span></text:p>
      <text:p text:style-name="Normal">npm install -g nodemon</text:p>
      <text:p text:style-name="Normal"><text:span text:style-name="T84">📌</text:span><text:span text:style-name="T85"><text:s/>O solo para el proyecto:</text:span></text:p>
      <text:p text:style-name="Normal">npm install nodemon -D</text:p>
      <text:p text:style-name="Normal"><text:span text:style-name="T86">📌</text:span><text:span text:style-name="T87"><text:s/>Ejecutar:</text:span></text:p>
      <text:p text:style-name="Normal">nodemon app.js</text:p>
      <text:p text:style-name="Normal"><text:span text:style-name="T88">📌</text:span><text:span text:style-name="T89"><text:s/>O mediante script en package.json:</text:span></text:p>
      <text:p text:style-name="Normal">"scripts": {</text:p>
      <text:p text:style-name="Normal"><text:s text:c="2"/>"dev": "nodemon app.js"</text:p>
      <text:p text:style-name="Normal">}</text:p>
      <text:p text:style-name="Normal"><text:span text:style-name="T90">📌</text:span><text:span text:style-name="T91"><text:s/>Ejecutarlo:</text:span></text:p>
      <text:p text:style-name="Normal">npm run dev</text:p>
      <text:p text:style-name="Normal"><draw:custom-shape svg:x="0in" svg:y="0in" svg:width="45.51042in" svg:height="0.00139in" draw:id="id6" draw:style-name="a6" draw:name="Horizontal Line 7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2">✅</text:span><text:span text:style-name="T93"><text:s/>7. Instalar y usar Express</text:span></text:p>
      <text:p text:style-name="Normal">Express es un framework para crear servidores web más rápido.</text:p>
      <text:p text:style-name="Normal"><text:span text:style-name="T94">📌</text:span><text:span text:style-name="T95"><text:s/>Instalar:</text:span></text:p>
      <text:p text:style-name="Normal">npm install express</text:p>
      <text:p text:style-name="Normal"><draw:custom-shape svg:x="0in" svg:y="0in" svg:width="45.51042in" svg:height="0.00139in" draw:id="id7" draw:style-name="a7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6">✅</text:span><text:span text:style-name="T97"><text:s/>8. Crear un proyecto Express desde cero</text:span></text:p>
      <text:list text:style-name="LFO4" text:continue-numbering="true">
        <text:list-item>
          <text:p text:style-name="P98">Crea una carpeta nueva y entra en ella:</text:p>
        </text:list-item>
        <text:list-item>
          <text:p text:style-name="P99">mkdir proyecto-express</text:p>
        </text:list-item>
        <text:list-item>
          <text:p text:style-name="P100">cd proyecto-express</text:p>
        </text:list-item>
        <text:list-item>
          <text:p text:style-name="P101">Inicializa npm:</text:p>
        </text:list-item>
        <text:list-item>
          <text:p text:style-name="P102">npm init -y</text:p>
        </text:list-item>
        <text:list-item>
          <text:p text:style-name="P103">Instala Express:</text:p>
        </text:list-item>
        <text:list-item>
          <text:p text:style-name="P104">npm install express</text:p>
        </text:list-item>
        <text:list-item>
          <text:p text:style-name="P105">Crea archivo app.js:</text:p>
        </text:list-item>
        <text:list-item>
          <text:p text:style-name="P106">const express = require("express");</text:p>
        </text:list-item>
        <text:list-item>
          <text:p text:style-name="P107">const app = express();</text:p>
        </text:list-item>
        <text:list-item>
          <text:p text:style-name="P108"/>
        </text:list-item>
        <text:list-item>
          <text:p text:style-name="P109">app.get("/", (req, res) =&gt; {</text:p>
        </text:list-item>
        <text:list-item>
          <text:p text:style-name="P110"><text:s text:c="2"/>res.send("Servidor Express funcionando");</text:p>
        </text:list-item>
        <text:list-item>
          <text:p text:style-name="P111">});</text:p>
        </text:list-item>
        <text:list-item>
          <text:p text:style-name="P112"/>
        </text:list-item>
        <text:list-item>
          <text:p text:style-name="P113">app.listen(3000, () =&gt; {</text:p>
        </text:list-item>
        <text:list-item>
          <text:p text:style-name="P114"><text:s text:c="2"/>console.log("Servidor Express en puerto 3000");</text:p>
        </text:list-item>
        <text:list-item>
          <text:p text:style-name="P115">});</text:p>
        </text:list-item>
      </text:list>
      <text:p text:style-name="Normal"><draw:custom-shape svg:x="0in" svg:y="0in" svg:width="45.51042in" svg:height="0.00139in" draw:id="id8" draw:style-name="a8" draw:name="Horizontal Line 7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6">✅</text:span><text:span text:style-name="T117"><text:s/>9. Levantar un servidor Express</text:span></text:p>
      <text:p text:style-name="Normal">node app.js</text:p>
      <text:p text:style-name="Normal">Luego entra en:<text:line-break/><text:span text:style-name="T118">👉</text:span><text:s/><text:span text:style-name="T119">http://localhost:3000</text:span></text:p>
      <text:p text:style-name="Normal"><draw:custom-shape svg:x="0in" svg:y="0in" svg:width="45.51042in" svg:height="0.00139in" draw:id="id9" draw:style-name="a9" draw:name="Horizontal Line 7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0">✅</text:span><text:span text:style-name="T121"><text:s/>10. Levantar Express con nodemon</text:span></text:p>
      <text:p text:style-name="P122">Opción 1: directamente</text:p>
      <text:p text:style-name="Normal">nodemon app.js</text:p>
      <text:p text:style-name="P123">Opción 2: configurarlo en package.json:</text:p>
      <text:p text:style-name="P124">"scripts": {</text:p>
      <text:p text:style-name="P125"><text:s text:c="2"/>"start": "node app.js",</text:p>
      <text:p text:style-name="Normal"><text:span text:style-name="T126"><text:s text:c="2"/></text:span>"dev": "nodemon app.js"</text:p>
      <text:p text:style-name="Normal">}</text:p>
      <text:p text:style-name="Normal">Ejecutar:</text:p>
      <text:p text:style-name="Normal">npm run dev</text:p>
      <text:p text:style-name="Normal"><draw:custom-shape svg:x="0in" svg:y="0in" svg:width="45.51042in" svg:height="0.00139in" draw:id="id10" draw:style-name="a10" draw:name="Horizontal Line 77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127">✅</text:span><text:span text:style-name="T128"><text:s/>11. Crear un proyecto Express usando Express Generator (opcional)</text:span></text:p>
      <text:p text:style-name="Normal">Express Generator crea una estructura completa tipo MVC.</text:p>
      <text:p text:style-name="Normal"><text:span text:style-name="T129">📌</text:span><text:span text:style-name="T130"><text:s/>Instalarlo globalmente:</text:span></text:p>
      <text:p text:style-name="Normal">npm install -g express-generator</text:p>
      <text:p text:style-name="Normal"><text:span text:style-name="T131">📌</text:span><text:span text:style-name="T132"><text:s/>Crear proyecto:</text:span></text:p>
      <text:p text:style-name="Normal">express miApp</text:p>
      <text:p text:style-name="Normal"><text:span text:style-name="T133">📌</text:span><text:span text:style-name="T134"><text:s/>Instalar dependencias:</text:span></text:p>
      <text:p text:style-name="Normal">cd miApp</text:p>
      <text:p text:style-name="Normal">npm install</text:p>
      <text:p text:style-name="Normal"><text:span text:style-name="T135">📌</text:span><text:span text:style-name="T136"><text:s/>Levantar el servidor:</text:span></text:p>
      <text:p text:style-name="Normal">npm start</text:p>
      <text:p text:style-name="Normal"/>
      <text:p text:style-name="Normal"/>
      <text:p text:style-name="Normal"><text:span text:style-name="T137">Guía Completa de<text:s/></text:span><text:a xlink:href="https://Node.js" office:target-frame-name="_top" xlink:show="replace"><text:span text:style-name="T138">Node.js</text:span></text:a><text:span text:style-name="T139"><text:s/>y Express con Ejemplos</text:span></text:p>
      <text:p text:style-name="Normal"><text:span text:style-name="T140">1. Introducción a<text:s/></text:span><text:a xlink:href="https://Node.js" office:target-frame-name="_top" xlink:show="replace"><text:span text:style-name="T141">Node.js</text:span></text:a></text:p>
      <text:list text:style-name="LFO5" text:continue-numbering="true">
        <text:list-item>
          <text:p text:style-name="P142"><text:span text:style-name="T143">Qué es<text:s/></text:span><text:a xlink:href="https://Node.js" office:target-frame-name="_top" xlink:show="replace"><text:span text:style-name="T144">Node.js</text:span></text:a>: Entorno de programación basado en V8 de Google Chrome.</text:p>
        </text:list-item>
        <text:list-item>
          <text:p text:style-name="P145"><text:span text:style-name="T146">Características</text:span>:</text:p>
          <text:list text:continue-numbering="true">
            <text:list-item>
              <text:p text:style-name="P147">Asíncrono y no bloqueante.</text:p>
            </text:list-item>
            <text:list-item>
              <text:p text:style-name="P148">Orientado a eventos.</text:p>
            </text:list-item>
            <text:list-item>
              <text:p text:style-name="P149">Single thread con callbacks.</text:p>
            </text:list-item>
          </text:list>
        </text:list-item>
        <text:list-item>
          <text:p text:style-name="P150"><text:span text:style-name="T151">Ejemplo bloqueante vs no bloqueante</text:span>:</text:p>
        </text:list-item>
      </text:list>
      <text:p text:style-name="P152">// PHP bloqueante</text:p>
      <text:p text:style-name="P153">$fichero = fopen("archivo.txt","r");</text:p>
      <text:p text:style-name="P154">while ($linea = fgets($fichero)) {</text:p>
      <text:p text:style-name="Normal"><text:span text:style-name="T155"><text:s text:c="2"/></text:span>echo $linea;</text:p>
      <text:p text:style-name="Normal">}</text:p>
      <text:p text:style-name="Normal">echo "Haciendo otra cosa";</text:p>
      <text:p text:style-name="P156">// Node.js no bloqueante</text:p>
      <text:soft-page-break/>
      <text:p text:style-name="P157">const fs = require('fs');</text:p>
      <text:p text:style-name="P158">console.log("Abriendo archivo...");</text:p>
      <text:p text:style-name="P159">fs.readFile("archivo.txt","utf8",(err,data)=&gt;{</text:p>
      <text:p text:style-name="Normal"><text:span text:style-name="T160"><text:s text:c="2"/></text:span>console.log(data);</text:p>
      <text:p text:style-name="Normal">});</text:p>
      <text:p text:style-name="Normal">console.log("Haciendo otra cosa");</text:p>
      <text:p text:style-name="P161">2. Global</text:p>
      <text:p text:style-name="Normal">console.log(__dirname); <text:s text:c="2"/>// ruta actual</text:p>
      <text:p text:style-name="Normal">console.log(__filename); <text:s/>// nombre del fichero</text:p>
      <text:p text:style-name="Normal">setInterval(()=&gt;console.log("Hola Node.js"),1000);</text:p>
      <text:p text:style-name="P162">3. Process</text:p>
      <text:p text:style-name="Normal">console.log("PID:", process.pid);</text:p>
      <text:p text:style-name="Normal">console.log("Título:", process.title);</text:p>
      <text:p text:style-name="Normal">console.log("Directorio actual:", process.cwd());</text:p>
      <text:p text:style-name="Normal">console.log("Versión Node:", process.version);</text:p>
      <text:p text:style-name="P163">console.log("SO:", process.platform);</text:p>
      <text:p text:style-name="P164">4. HTTP</text:p>
      <text:p text:style-name="P165">const http = require('http');</text:p>
      <text:p text:style-name="P166">http.createServer((req,res)=&gt;{</text:p>
      <text:p text:style-name="P167"><text:s text:c="2"/>res.writeHead(200,{'Content-Type':'text/html'});</text:p>
      <text:p text:style-name="P168"><text:s text:c="2"/>res.end("&lt;h1&gt;Hola Node.js&lt;/h1&gt;");</text:p>
      <text:p text:style-name="P169">}).listen(3000,"localhost");</text:p>
      <text:p text:style-name="P170">5. Buffer</text:p>
      <text:p text:style-name="P171">let buf = Buffer.alloc(26);</text:p>
      <text:p text:style-name="P172">for(let i=0;i&lt;buf.length;i++){</text:p>
      <text:p text:style-name="Normal"><text:span text:style-name="T173"><text:s text:c="2"/></text:span>buf[i] = i+97; // letras minúsculas</text:p>
      <text:p text:style-name="Normal">}</text:p>
      <text:p text:style-name="Normal">console.log(buf.toString("ascii")); // abecedario</text:p>
      <text:soft-page-break/>
      <text:p text:style-name="P174">6. Streams</text:p>
      <text:p text:style-name="P175">const fs = require('fs');</text:p>
      <text:p text:style-name="P176">let readStream = fs.createReadStream("nombres.txt");</text:p>
      <text:p text:style-name="P177">let writeStream = fs.createWriteStream("nombres_copia.txt");</text:p>
      <text:p text:style-name="P178"/>
      <text:p text:style-name="P179">readStream.pipe(writeStream);</text:p>
      <text:p text:style-name="P180"/>
      <text:p text:style-name="P181">readStream.on("data",chunk=&gt;{</text:p>
      <text:p text:style-name="P182"><text:s text:c="2"/>console.log("He leído:",chunk.length,"caracteres");</text:p>
      <text:p text:style-name="P183">});</text:p>
      <text:p text:style-name="P184">readStream.on("end",()=&gt;console.log("Archivo copiado"));</text:p>
      <text:p text:style-name="P185">7. Events</text:p>
      <text:p text:style-name="P186">const EventEmitter = require('events');</text:p>
      <text:p text:style-name="P187">const pub = new EventEmitter();</text:p>
      <text:p text:style-name="P188"/>
      <text:p text:style-name="P189">pub.on("myevent", msg =&gt; console.log("ON:", msg));</text:p>
      <text:p text:style-name="P190">pub.once("myevent", msg =&gt; console.log("ONCE:", msg));</text:p>
      <text:p text:style-name="P191"/>
      <text:p text:style-name="Normal">pub.emit("myevent","Primera emisión");</text:p>
      <text:p text:style-name="Normal">pub.emit("myevent","Segunda emisión");</text:p>
      <text:p text:style-name="P192">8. Express</text:p>
      <text:p text:style-name="P193">const express = require('express');</text:p>
      <text:p text:style-name="P194">const app = express();</text:p>
      <text:p text:style-name="P195">app.use(express.static(__dirname+"/public"));</text:p>
      <text:p text:style-name="P196"/>
      <text:p text:style-name="P197">app.get("/",(req,res)=&gt;res.send("Bienvenido a Express"));</text:p>
      <text:p text:style-name="Normal">app.get("/contacto",(req,res)=&gt;res.send("Estamos en contacto"));</text:p>
      <text:p text:style-name="Normal"/>
      <text:soft-page-break/>
      <text:p text:style-name="P198">app.use((req,res)=&gt;res.status(404).sendFile(__dirname+"/public/404.html"));</text:p>
      <text:p text:style-name="P199"/>
      <text:p text:style-name="Normal">app.listen(3000,()=&gt;console.log("Servidor en http://localhost:3000"));</text:p>
      <text:p text:style-name="P200">9. EJS (vistas dinámicas)</text:p>
      <text:list text:style-name="LFO6" text:continue-numbering="true">
        <text:list-item>
          <text:p text:style-name="P201"><text:a xlink:href="https://index.ejs" office:target-frame-name="_top" xlink:show="replace"><text:span text:style-name="T202">index.ejs</text:span></text:a>:</text:p>
        </text:list-item>
      </text:list>
      <text:p text:style-name="Normal">&lt;h2&gt;&lt;%= titulo %&gt;&lt;/h2&gt;</text:p>
      <text:list text:style-name="LFO7" text:continue-numbering="true">
        <text:list-item>
          <text:p text:style-name="P203"><text:span text:style-name="T204">Servidor</text:span>:</text:p>
        </text:list-item>
      </text:list>
      <text:p text:style-name="P205">app.set("view engine","ejs");</text:p>
      <text:p text:style-name="P206">app.set("views",__dirname+"/views");</text:p>
      <text:p text:style-name="P207"/>
      <text:p text:style-name="Normal">app.get("/",(req,res)=&gt;{</text:p>
      <text:p text:style-name="Normal"><text:s text:c="2"/>res.render("index",{titulo:"Mi título dinámico"});</text:p>
      <text:p text:style-name="Normal">});</text:p>
      <text:p text:style-name="P208">10. Router modular</text:p>
      <text:list text:style-name="LFO8" text:continue-numbering="true">
        <text:list-item>
          <text:p text:style-name="P209"><text:span text:style-name="T210">router/</text:span><text:a xlink:href="https://rutas.js" office:target-frame-name="_top" xlink:show="replace"><text:span text:style-name="T211">rutas.js</text:span></text:a>:</text:p>
        </text:list-item>
      </text:list>
      <text:p text:style-name="Normal">const express = require('express');</text:p>
      <text:p text:style-name="Normal">const router = express.Router();</text:p>
      <text:p text:style-name="Normal"/>
      <text:p text:style-name="Normal">router.get("/",(req,res)=&gt;res.render("index",{titulo:"Inicio dinámico"}));</text:p>
      <text:p text:style-name="Normal">router.get("/contacto",(req,res)=&gt;res.render("contacto",{tituloContacto:"Contacto dinámico"}));</text:p>
      <text:p text:style-name="Normal"/>
      <text:p text:style-name="Normal">module.exports = router;</text:p>
      <text:list text:style-name="LFO9" text:continue-numbering="true">
        <text:list-item>
          <text:p text:style-name="P212"><text:span text:style-name="T213">app principal</text:span>:</text:p>
        </text:list-item>
      </text:list>
      <text:p text:style-name="P214">app.use("/",require("./router/rutas"));</text:p>
      <text:p text:style-name="P215">11. CRUD con Express + EJS</text:p>
      <text:list text:style-name="LFO10" text:continue-numbering="true">
        <text:list-item>
          <text:p text:style-name="P216"><text:a xlink:href="https://pokemon.js" office:target-frame-name="_top" xlink:show="replace"><text:span text:style-name="T217">pokemon.js</text:span></text:a>:</text:p>
        </text:list-item>
      </text:list>
      <text:p text:style-name="Normal">const express = require('express');</text:p>
      <text:soft-page-break/>
      <text:p text:style-name="Normal">const router = express.Router();</text:p>
      <text:p text:style-name="Normal"/>
      <text:p text:style-name="Normal">router.get("/",(req,res)=&gt;{</text:p>
      <text:p text:style-name="Normal"><text:s text:c="2"/>res.render("pokemon",{</text:p>
      <text:p text:style-name="Normal"><text:s text:c="4"/>arrayPokemon:[</text:p>
      <text:p text:style-name="Normal"><text:s text:c="6"/>{id:"pk01",nombre:"Caterpie",tipo:"Bicho",descripcion:"Es lamentable"},</text:p>
      <text:p text:style-name="Normal"><text:s text:c="6"/>{id:"pk02",nombre:"Weedle",tipo:"Bicho",descripcion:"También es lamentable"},</text:p>
      <text:p text:style-name="Normal"><text:s text:c="6"/>{id:"pk03",nombre:"Magikarp",tipo:"Agua",descripcion:"Qué cosa más mala"}</text:p>
      <text:p text:style-name="Normal"><text:s text:c="4"/>]</text:p>
      <text:p text:style-name="Normal"><text:s text:c="2"/>});</text:p>
      <text:p text:style-name="Normal">});</text:p>
      <text:p text:style-name="Normal">module.exports = router;</text:p>
      <text:list text:style-name="LFO11" text:continue-numbering="true">
        <text:list-item>
          <text:p text:style-name="P218"><text:a xlink:href="https://pokemon.ejs" office:target-frame-name="_top" xlink:show="replace"><text:span text:style-name="T219">pokemon.ejs</text:span></text:a>:</text:p>
        </text:list-item>
      </text:list>
      <text:p text:style-name="Normal">&lt;table class="table"&gt;</text:p>
      <text:p text:style-name="P220">&lt;thead&gt;&lt;tr&gt;&lt;th&gt;#&lt;/th&gt;&lt;th&gt;Nombre&lt;/th&gt;&lt;th&gt;Tipo&lt;/th&gt;&lt;th&gt;Descripción&lt;/th&gt;&lt;/tr&gt;&lt;/thead&gt;</text:p>
      <text:p text:style-name="P221">&lt;tbody&gt;</text:p>
      <text:p text:style-name="P222">&lt;% arrayPokemon.forEach(pokemon=&gt;{ %&gt;</text:p>
      <text:p text:style-name="P223">&lt;tr&gt;</text:p>
      <text:p text:style-name="P224"><text:s text:c="2"/>&lt;td&gt;&lt;%= pokemon.id %&gt;&lt;/td&gt;</text:p>
      <text:p text:style-name="P225"><text:s text:c="2"/>&lt;td&gt;&lt;%= pokemon.nombre %&gt;&lt;/td&gt;</text:p>
      <text:p text:style-name="Normal"><text:span text:style-name="T226"><text:s text:c="2"/></text:span>&lt;td&gt;&lt;%= pokemon.tipo %&gt;&lt;/td&gt;</text:p>
      <text:p text:style-name="Normal"><text:s text:c="2"/>&lt;td&gt;&lt;%= pokemon.descripcion %&gt;&lt;/td&gt;</text:p>
      <text:p text:style-name="Normal">&lt;/tr&gt;</text:p>
      <text:p text:style-name="Normal">&lt;% }) %&gt;</text:p>
      <text:p text:style-name="Normal">&lt;/tbody&gt;</text:p>
      <text:p text:style-name="Normal">&lt;/table&gt;</text:p>
      <text:p text:style-name="Normal"><draw:custom-shape svg:x="0in" svg:y="0in" svg:width="45.51042in" svg:height="0.00139in" draw:id="id11" draw:style-name="a11" draw:name="Horizontal Line 95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227">Consejos para el examen</text:p>
      <text:list text:style-name="LFO12" text:continue-numbering="true">
        <text:list-item>
          <text:p text:style-name="P228">Memoriza los módulos core más importantes.</text:p>
        </text:list-item>
        <text:list-item>
          <text:p text:style-name="P229">Practica ejemplos básicos de servidor HTTP y Express.</text:p>
        </text:list-item>
        <text:list-item>
          <text:p text:style-name="P230">Entiende la diferencia entre bloqueante y no bloqueante.</text:p>
        </text:list-item>
        <text:list-item>
          <text:p text:style-name="P231">Familiarízate con Buffers, Streams y EventEmitter.</text:p>
        </text:list-item>
        <text:list-item>
          <text:p text:style-name="P232">Aprende a configurar rutas y vistas dinámicas con EJS.</text:p>
        </text:list-item>
      </text:list>
      <text:p text:style-name="Normal">Con esta guía completa y ejemplos tendrás todo lo necesario para tu examen de<text:s/><text:a xlink:href="https://Node.js" office:target-frame-name="_top" xlink:show="replace"><text:span text:style-name="Hipervínculo">Node.js</text:span></text:a><text:s/>y Express.</text:p>
      <text:p text:style-name="Normal"/>
      <text:p text:style-name="P233">Abrir terminal en la carpeta correcta</text:p>
      <text:p text:style-name="Normal">Haz esto:</text:p>
      <text:list text:style-name="LFO13" text:continue-numbering="true">
        <text:list-item>
          <text:p text:style-name="P234">Abre<text:s/><text:span text:style-name="T235">Visual Studio Code</text:span></text:p>
        </text:list-item>
        <text:list-item>
          <text:p text:style-name="P236">Ve a<text:s/><text:span text:style-name="T237">File &gt; Open Folder</text:span></text:p>
        </text:list-item>
        <text:list-item>
          <text:p text:style-name="P238">Selecciona:<text:line-break/>C:\Users\alumno\Desktop\2º Dam\Optativa\pruebaCristina</text:p>
        </text:list-item>
        <text:list-item>
          <text:p text:style-name="P239">Abre una terminal en VS Code:<text:line-break/><text:span text:style-name="T240">Terminal &gt; New Terminal</text:span></text:p>
        </text:list-item>
      </text:list>
      <text:p text:style-name="Normal">La terminal ya estará dentro de esa ruta.</text:p>
      <text:p text:style-name="Normal"><draw:custom-shape svg:x="0in" svg:y="0in" svg:width="45.51042in" svg:height="0.00139in" draw:z-index="0" draw:id="id12" draw:style-name="a12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41">✅</text:span><text:span text:style-name="T242"><text:s/>2. Inicializar un proyecto npm</text:span></text:p>
      <text:p text:style-name="Normal">En la terminal escribe:</text:p>
      <text:p text:style-name="Normal">npm init -y</text:p>
      <text:p text:style-name="Normal">Esto crea:</text:p>
      <text:list text:style-name="LFO14" text:continue-numbering="true">
        <text:list-item>
          <text:p text:style-name="P243">package.json</text:p>
        </text:list-item>
      </text:list>
      <text:p text:style-name="Normal"><text:span text:style-name="T244">✔️</text:span><text:s/>Proyecto npm creado.</text:p>
      <text:p text:style-name="Normal"><draw:custom-shape svg:x="0in" svg:y="0in" svg:width="45.51042in" svg:height="0.00139in" draw:z-index="0" draw:id="id13" draw:style-name="a13" draw:name="Horizontal Line 1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45">✅</text:span><text:span text:style-name="T246"><text:s/>3. Instalar dependencias (opcional según lo que necesites)</text:span></text:p>
      <text:p text:style-name="Normal"><text:span text:style-name="T247">🔹</text:span><text:span text:style-name="T248"><text:s/>Instalar Express</text:span></text:p>
      <text:p text:style-name="Normal">Si vas a usar Express:</text:p>
      <text:soft-page-break/>
      <text:p text:style-name="Normal">npm install express</text:p>
      <text:p text:style-name="P249">Crear el archivo principal</text:p>
      <text:p text:style-name="Normal">Normalmente se llama index.js.</text:p>
      <text:p text:style-name="Normal">En VS Code, crea:</text:p>
      <text:p text:style-name="Normal"><text:span text:style-name="T250">📄</text:span><text:s/>index.js</text:p>
      <text:p text:style-name="Normal">Pon esto para probar un servidor básico con Express:</text:p>
      <text:p text:style-name="P251">const express = require("express");</text:p>
      <text:p text:style-name="P252">const app = express();</text:p>
      <text:p text:style-name="P253"/>
      <text:p text:style-name="Normal">app.get("/", (req, res) =&gt; {</text:p>
      <text:p text:style-name="Normal"><text:s text:c="4"/>res.send("Servidor funcionando Cristina!");</text:p>
      <text:p text:style-name="Normal">});</text:p>
      <text:p text:style-name="Normal"/>
      <text:p text:style-name="Normal">app.listen(3000, () =&gt; {</text:p>
      <text:p text:style-name="Normal"><text:s text:c="4"/>console.log("Servidor escuchando en http://localhost:3000");</text:p>
      <text:p text:style-name="Normal">});</text:p>
      <text:p text:style-name="Normal"><draw:custom-shape svg:x="0in" svg:y="0in" svg:width="45.51042in" svg:height="0.00139in" draw:z-index="0" draw:id="id14" draw:style-name="a14" draw:name="Horizontal Line 3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54">✅</text:span><text:span text:style-name="T255"><text:s/>5. Levantar el servidor con Node</text:span></text:p>
      <text:p text:style-name="Normal">node index.js</text:p>
      <text:p text:style-name="Normal">Ve en el navegador a:<text:line-break/><text:span text:style-name="T256">👉</text:span><text:s/>http://localhost:3000</text:p>
      <text:p text:style-name="Normal"><draw:custom-shape svg:x="0in" svg:y="0in" svg:width="45.51042in" svg:height="0.00139in" draw:z-index="0" draw:id="id15" draw:style-name="a15" draw:name="Horizontal Line 3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57">✅</text:span><text:span text:style-name="T258"><text:s/>6. Instalar Nodemon (para recargar solo)</text:span></text:p>
      <text:p text:style-name="Normal">npm install -g nodemon</text:p>
      <text:p text:style-name="Normal">O solo para este proyecto:</text:p>
      <text:p text:style-name="Normal">npm install --save-dev nodemon</text:p>
      <text:p text:style-name="Normal">Luego en package.json añade un script:</text:p>
      <text:p text:style-name="P259">"scripts": {</text:p>
      <text:soft-page-break/>
      <text:p text:style-name="P260"><text:s text:c="2"/>"start": "node index.js",</text:p>
      <text:p text:style-name="Normal"><text:span text:style-name="T261"><text:s text:c="2"/></text:span>"dev": "nodemon index.js"</text:p>
      <text:p text:style-name="Normal">}</text:p>
      <text:p text:style-name="Normal">Ejecuta:</text:p>
      <text:p text:style-name="Normal">npm run dev</text:p>
      <text:p text:style-name="Normal"><draw:custom-shape svg:x="0in" svg:y="0in" svg:width="45.51042in" svg:height="0.00139in" draw:z-index="0" draw:id="id16" draw:style-name="a16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62">💥</text:span><text:span text:style-name="T263"><text:s/>Resumen de comandos importantes</text:span></text:p>
      <table:table table:style-name="Table264">
        <table:table-columns>
          <table:table-column table:style-name="TableColumn265"/>
          <table:table-column table:style-name="TableColumn266"/>
        </table:table-columns>
        <table:table-header-rows>
          <table:table-row table:style-name="TableRow267">
            <table:table-cell table:style-name="TableCell268">
              <text:p text:style-name="P269">Acción</text:p>
            </table:table-cell>
            <table:table-cell table:style-name="TableCell270">
              <text:p text:style-name="P271">Comando</text:p>
            </table:table-cell>
          </table:table-row>
        </table:table-header-rows>
        <table:table-row table:style-name="TableRow272">
          <table:table-cell table:style-name="TableCell273">
            <text:p text:style-name="Normal">Inicializar proyecto</text:p>
          </table:table-cell>
          <table:table-cell table:style-name="TableCell274">
            <text:p text:style-name="Normal">npm init -y</text:p>
          </table:table-cell>
        </table:table-row>
        <table:table-row table:style-name="TableRow275">
          <table:table-cell table:style-name="TableCell276">
            <text:p text:style-name="Normal">Instalar una librería</text:p>
          </table:table-cell>
          <table:table-cell table:style-name="TableCell277">
            <text:p text:style-name="Normal">npm install nombre</text:p>
          </table:table-cell>
        </table:table-row>
        <table:table-row table:style-name="TableRow278">
          <table:table-cell table:style-name="TableCell279">
            <text:p text:style-name="Normal">Instalar Express</text:p>
          </table:table-cell>
          <table:table-cell table:style-name="TableCell280">
            <text:p text:style-name="Normal">npm install express</text:p>
          </table:table-cell>
        </table:table-row>
        <table:table-row table:style-name="TableRow281">
          <table:table-cell table:style-name="TableCell282">
            <text:p text:style-name="Normal">Instalar Nodemon</text:p>
          </table:table-cell>
          <table:table-cell table:style-name="TableCell283">
            <text:p text:style-name="P284">npm install --save-dev nodemon</text:p>
          </table:table-cell>
        </table:table-row>
        <table:table-row table:style-name="TableRow285">
          <table:table-cell table:style-name="TableCell286">
            <text:p text:style-name="Normal">Ejecutar servidor</text:p>
          </table:table-cell>
          <table:table-cell table:style-name="TableCell287">
            <text:p text:style-name="Normal">node index.js</text:p>
          </table:table-cell>
        </table:table-row>
        <table:table-row table:style-name="TableRow288">
          <table:table-cell table:style-name="TableCell289">
            <text:p text:style-name="Normal">Ejecutar con nodemon</text:p>
          </table:table-cell>
          <table:table-cell table:style-name="TableCell290">
            <text:p text:style-name="Normal">npm run dev</text:p>
          </table:table-cell>
        </table:table-row>
      </table:table>
      <text:p text:style-name="Normal"/>
      <text:p text:style-name="Normal"><text:span text:style-name="T291">npm install ejs</text:span></text:p>
      <text:p text:style-name="Normal"><text:span text:style-name="T292">En pokemon.ejs</text:span></text:p>
      <text:p text:style-name="Normal">    // scope row-- Número de fila<text:s/></text:p>
      <text:p text:style-name="Normal">        //pokemon.nombre -- Nombre del Pokémon<text:s/></text:p>
      <text:p text:style-name="Normal">        //pokemon.tipo !-- Tipo del Pokémon<text:s/></text:p>
      <text:p text:style-name="Normal">        //pokemon.descripcion -- Descripción del Pokémon<text:s/></text:p>
      <text:p text:style-name="Normal"/>
      <text:p text:style-name="P293">&lt;tr&gt;</text:p>
      <text:p text:style-name="P294">                            &lt;th scope="row"&gt;</text:p>
      <text:p text:style-name="P295">                                &lt;%= index + 1 %&gt;</text:p>
      <text:p text:style-name="P296">                            &lt;/th&gt;</text:p>
      <text:p text:style-name="P297">                            &lt;td&gt;</text:p>
      <text:soft-page-break/>
      <text:p text:style-name="P298">                                &lt;%= pokemon.nombre %&gt;</text:p>
      <text:p text:style-name="P299">                            &lt;/td&gt;</text:p>
      <text:p text:style-name="Normal"><text:span text:style-name="T300">                           <text:s/></text:span>&lt;td&gt;</text:p>
      <text:p text:style-name="Normal">                                &lt;%= pokemon.tipo %&gt;</text:p>
      <text:p text:style-name="Normal">                            &lt;/td&gt;</text:p>
      <text:p text:style-name="Normal">                            &lt;td&gt;</text:p>
      <text:p text:style-name="Normal">                                &lt;%= pokemon.descripcion %&gt;</text:p>
      <text:p text:style-name="Normal">                           <text:s/><text:span text:style-name="T301">&lt;/td&gt;</text:span></text:p>
      <text:p text:style-name="P302">                            &lt;td&gt;</text:p>
      <text:p text:style-name="P303">                                &lt;%= pokemon.accion %&gt;</text:p>
      <text:p text:style-name="P304">                            &lt;/td&gt;</text:p>
      <text:p text:style-name="P305">                            &lt;td&gt;</text:p>
      <text:p text:style-name="P306">                                &lt;button&gt;Editar&lt;/button&gt;</text:p>
      <text:p text:style-name="P307">                                &lt;button&gt;Borrar&lt;/button&gt;</text:p>
      <text:p text:style-name="Normal"><text:span text:style-name="T308">                           <text:s/></text:span>&lt;/td&gt;</text:p>
      <text:p text:style-name="Normal">                        &lt;/tr&gt;</text:p>
      <text:p text:style-name="Normal"/>
      <text:p text:style-name="Normal"/>
      <text:p text:style-name="Normal"/>
      <text:p text:style-name="Normal"/>
      <text:p text:style-name="Normal">Clase pokemon.ejs entera<text:s/></text:p>
      <text:p text:style-name="Normal">&lt;%- include("template/cabecera", { tituloWeb: 'Panel de Administración' }) %&gt;</text:p>
      <text:p text:style-name="Normal">    &lt;!-- Incluye la cabecera desde views/template/cabecera.ejs --&gt;</text:p>
      <text:p text:style-name="Normal"/>
      <text:p text:style-name="Normal">   <text:s/><text:span text:style-name="T309">&lt;div class="container"&gt;</text:span></text:p>
      <text:p text:style-name="P310">        &lt;% if (arrayPokemon &amp;&amp; arrayPokemon.length&gt; 0) { %&gt;</text:p>
      <text:p text:style-name="Normal"><text:span text:style-name="T311">           <text:s/></text:span>&lt;!-- Si hay Pokémon, mostramos la tabla --&gt;</text:p>
      <text:p text:style-name="Normal">            &lt;table class="table"&gt;</text:p>
      <text:soft-page-break/>
      <text:p text:style-name="Normal">               <text:s/><text:span text:style-name="T312">&lt;thead class="thead-dark"&gt;</text:span></text:p>
      <text:p text:style-name="P313">                    &lt;tr&gt;</text:p>
      <text:p text:style-name="P314">                        &lt;th scope="col"&gt;#&lt;/th&gt;</text:p>
      <text:p text:style-name="P315">                        &lt;th scope="col"&gt;Nombre&lt;/th&gt;</text:p>
      <text:p text:style-name="P316">                        &lt;th scope="col"&gt;Tipo&lt;/th&gt;</text:p>
      <text:p text:style-name="P317">                        &lt;th scope="col"&gt;Descripción&lt;/th&gt;</text:p>
      <text:p text:style-name="P318">                        &lt;th scope="col"&gt;Acción&lt;/th&gt;</text:p>
      <text:p text:style-name="P319">                    &lt;/tr&gt;</text:p>
      <text:p text:style-name="P320">                &lt;/thead&gt;</text:p>
      <text:p text:style-name="P321">                &lt;tbody&gt;</text:p>
      <text:p text:style-name="P322">                    &lt;% arrayPokemon.forEach((pokemon, index)=&gt; { %&gt;</text:p>
      <text:p text:style-name="Normal"><text:span text:style-name="T323">                       <text:s/></text:span>&lt;!-- Inicio del bucle forEach --&gt;</text:p>
      <text:p text:style-name="Normal">                        &lt;tr&gt;</text:p>
      <text:p text:style-name="Normal">                           <text:s/><text:span text:style-name="T324">&lt;th scope="row"&gt;</text:span></text:p>
      <text:p text:style-name="P325">                                &lt;%= index + 1 %&gt;</text:p>
      <text:p text:style-name="P326">                            &lt;/th&gt;</text:p>
      <text:p text:style-name="Normal"><text:span text:style-name="T327">                           <text:s/></text:span>&lt;td&gt;</text:p>
      <text:p text:style-name="Normal">                                &lt;%= pokemon.nombre %&gt;</text:p>
      <text:p text:style-name="Normal">                            &lt;/td&gt;</text:p>
      <text:p text:style-name="Normal">                            &lt;td&gt;</text:p>
      <text:p text:style-name="Normal">                                &lt;%= pokemon.tipo %&gt;</text:p>
      <text:p text:style-name="Normal">                            &lt;/td&gt;</text:p>
      <text:p text:style-name="Normal">                            &lt;td&gt;</text:p>
      <text:p text:style-name="Normal">                                &lt;%= pokemon.descripcion %&gt;</text:p>
      <text:p text:style-name="Normal">                           <text:s/><text:span text:style-name="T328">&lt;/td&gt;</text:span></text:p>
      <text:p text:style-name="P329">                            &lt;td&gt;</text:p>
      <text:p text:style-name="P330">                                &lt;%= pokemon.accion %&gt;</text:p>
      <text:p text:style-name="P331">                            &lt;/td&gt;</text:p>
      <text:p text:style-name="P332"/>
      <text:p text:style-name="Normal"><text:span text:style-name="T333">                       <text:s/></text:span>&lt;/tr&gt;</text:p>
      <text:p text:style-name="Normal">                        &lt;% }) %&gt;</text:p>
      <text:p text:style-name="Normal">                            &lt;!-- Fin del bucle forEach --&gt;</text:p>
      <text:p text:style-name="Normal">                &lt;/tbody&gt;</text:p>
      <text:p text:style-name="Normal">            &lt;/table&gt;</text:p>
      <text:p text:style-name="Normal">            &lt;% } else { %&gt;</text:p>
      <text:p text:style-name="Normal">                &lt;!-- Si no hay Pokémon --&gt;</text:p>
      <text:p text:style-name="Normal">                &lt;p&gt;No hay Pokémon para mostrar.&lt;/p&gt;</text:p>
      <text:p text:style-name="Normal">                &lt;% } %&gt;</text:p>
      <text:p text:style-name="Normal">    &lt;/div&gt;</text:p>
      <text:p text:style-name="Normal"/>
      <text:p text:style-name="Normal">    &lt;%- include("template/cierre") %&gt;</text:p>
      <text:p text:style-name="Normal">        &lt;!-- Incluye el footer desde views/template/cierre.ejs --&gt;</text:p>
      <text:p text:style-name="P334">Opcional &lt;td&gt;</text:p>
      <text:p text:style-name="P335">                                &lt;button class="btn btn-sm btn-primary"&gt;Editar&lt;/button&gt;</text:p>
      <text:p text:style-name="P336">                                &lt;button class="btn btn-sm btn-danger"&gt;Borrar&lt;/button&gt;</text:p>
      <text:p text:style-name="Normal"><text:span text:style-name="T337">                           <text:s/></text:span>&lt;/td&gt;</text:p>
      <text:p text:style-name="Normal"/>
      <text:p text:style-name="Normal"/>
      <text:p text:style-name="Normal"><text:span text:style-name="T338">Otro ejemplo con color</text:span><text:s/></text:p>
      <text:p text:style-name="P339">&lt;table class="table table-bordered table-striped"&gt;</text:p>
      <text:p text:style-name="P340"><text:s text:c="4"/>&lt;thead class="table-dark"&gt;</text:p>
      <text:p text:style-name="P341"><text:s text:c="8"/>&lt;tr&gt;</text:p>
      <text:p text:style-name="P342"><text:s text:c="12"/>&lt;th&gt;#&lt;/th&gt;</text:p>
      <text:p text:style-name="P343"><text:s text:c="12"/>&lt;th&gt;Nombre&lt;/th&gt;</text:p>
      <text:p text:style-name="P344"><text:s text:c="12"/>&lt;th&gt;Tipo&lt;/th&gt;</text:p>
      <text:p text:style-name="P345"><text:s text:c="12"/>&lt;th&gt;Descripción&lt;/th&gt;</text:p>
      <text:soft-page-break/>
      <text:p text:style-name="P346"><text:s text:c="12"/>&lt;th&gt;Acción&lt;/th&gt;</text:p>
      <text:p text:style-name="P347"><text:s text:c="8"/>&lt;/tr&gt;</text:p>
      <text:p text:style-name="P348"><text:s text:c="4"/>&lt;/thead&gt;</text:p>
      <text:p text:style-name="P349"><text:s text:c="4"/>&lt;tbody&gt;</text:p>
      <text:p text:style-name="P350"><text:s text:c="8"/>&lt;% arrayPokemon.forEach((pokemon, index) =&gt; { %&gt;</text:p>
      <text:p text:style-name="Normal"><text:span text:style-name="T351"><text:s text:c="12"/></text:span>&lt;tr class="table-primary"&gt; &lt;!-- color azul claro para cada fila --&gt;</text:p>
      <text:p text:style-name="Normal"><text:s text:c="16"/><text:span text:style-name="T352">&lt;th scope="row"&gt;&lt;%= index + 1 %&gt;&lt;/th&gt;</text:span></text:p>
      <text:p text:style-name="P353"><text:s text:c="16"/>&lt;td&gt;&lt;%= pokemon.nombre %&gt;&lt;/td&gt;</text:p>
      <text:p text:style-name="P354"><text:s text:c="16"/>&lt;td&gt;&lt;%= pokemon.tipo %&gt;&lt;/td&gt;</text:p>
      <text:p text:style-name="P355"><text:s text:c="16"/>&lt;td&gt;&lt;%= pokemon.descripcion %&gt;&lt;/td&gt;</text:p>
      <text:p text:style-name="P356"><text:s text:c="16"/>&lt;td&gt;</text:p>
      <text:p text:style-name="P357"><text:s text:c="20"/>&lt;button class="btn btn-sm btn-primary"&gt;Editar&lt;/button&gt;</text:p>
      <text:p text:style-name="P358"><text:s text:c="20"/>&lt;button class="btn btn-sm btn-danger"&gt;Borrar&lt;/button&gt;</text:p>
      <text:p text:style-name="Normal"><text:span text:style-name="T359"><text:s text:c="16"/></text:span>&lt;/td&gt;</text:p>
      <text:p text:style-name="Normal"><text:s text:c="12"/>&lt;/tr&gt;</text:p>
      <text:p text:style-name="Normal"><text:s text:c="8"/>&lt;% }) %&gt;</text:p>
      <text:p text:style-name="Normal"><text:s text:c="4"/>&lt;/tbody&gt;</text:p>
      <text:p text:style-name="Normal">&lt;/table&gt;</text:p>
      <text:p text:style-name="Normal"/>
      <text:p text:style-name="Normal">Colores cabecera tabla</text:p>
      <text:p text:style-name="Normal">&lt;thead class="table-info"&gt;</text:p>
      <text:p text:style-name="Normal"/>
      <text:p text:style-name="Normal"><text:span text:style-name="T360"><text:s text:c="2"/>table-primary → azul claro</text:span></text:p>
      <text:p text:style-name="Normal"><text:span text:style-name="T361"><text:s text:c="2"/>table-success → verde</text:span></text:p>
      <text:p text:style-name="Normal"><text:span text:style-name="T362"><text:s text:c="2"/>table-danger → rojo</text:span></text:p>
      <text:p text:style-name="Normal"><text:span text:style-name="T363"><text:s text:c="2"/>table-warning → amarillo</text:span></text:p>
      <text:p text:style-name="Normal"> <text:s/>table-info → celeste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2-04T13:11:00Z</meta:creation-date>
    <dc:date>2025-12-05T08:05:00Z</dc:date>
    <meta:template xlink:href="Normal.dotm" xlink:type="simple"/>
    <meta:editing-cycles>2</meta:editing-cycles>
    <meta:editing-duration>PT3840S</meta:editing-duration>
    <meta:document-statistic meta:page-count="17" meta:paragraph-count="26" meta:word-count="2020" meta:character-count="13108" meta:row-count="92" meta:non-whitespace-character-count="11114"/>
  </office:meta>
</office:document-meta>
</file>